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fo:min-height="5.502cm"/>
    </style:style>
    <style:style style:name="gr5" style:family="graphic" style:parent-style-name="standard">
      <style:graphic-properties draw:stroke="none" draw:fill="none" fo:min-height="3.852cm"/>
    </style:style>
    <style:style style:name="gr6" style:family="graphic" style:parent-style-name="standard">
      <style:graphic-properties draw:stroke="none" draw:fill="none" fo:min-height="1.102cm"/>
    </style:style>
    <style:style style:name="gr7" style:family="graphic" style:parent-style-name="standard">
      <style:graphic-properties draw:stroke="none" draw:fill="none" fo:min-height="1.187cm"/>
    </style:style>
    <style:style style:name="gr8" style:family="graphic" style:parent-style-name="standard">
      <style:graphic-properties draw:stroke="none" draw:fill="none" fo:min-height="1.02cm"/>
    </style:style>
    <style:style style:name="gr9" style:family="graphic" style:parent-style-name="standard">
      <style:graphic-properties draw:stroke="none" draw:fill="none" fo:min-height="3.302cm"/>
    </style:style>
    <style:style style:name="gr10" style:family="graphic" style:parent-style-name="standard">
      <style:graphic-properties draw:stroke="none" draw:fill="none" fo:min-height="0.552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auto-grow-height="true" fo:min-height="3.507cm"/>
    </style:style>
    <style:style style:name="pr3" style:family="presentation" style:parent-style-name="ROSMaster1-notes">
      <style:graphic-properties draw:fill-color="#ffffff" draw:auto-grow-height="true" fo:min-height="12.573cm"/>
    </style:style>
    <style:style style:name="pr4" style:family="presentation" style:parent-style-name="ROSMaster1-notes">
      <style:graphic-properties draw:fill-color="#ffffff" fo:min-height="12.322cm"/>
    </style:style>
    <style:style style:name="pr5" style:family="presentation" style:parent-style-name="ROSMaster1-title">
      <style:graphic-properties fo:min-height="3.256cm"/>
    </style:style>
    <style:style style:name="pr6" style:family="presentation" style:parent-style-name="ROSMaster2-title">
      <style:graphic-properties fo:min-height="3.256cm"/>
    </style:style>
    <style:style style:name="pr7" style:family="presentation" style:parent-style-name="ROSMaster2-outline1">
      <style:graphic-properties fo:min-height="13.61cm"/>
    </style:style>
    <style:style style:name="pr8" style:family="presentation" style:parent-style-name="ROSMaster2-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text-align="start"/>
    </style:style>
    <style:style style:name="P5" style:family="paragraph">
      <style:paragraph-properties fo:text-align="start"/>
      <style:text-properties fo:font-family="'Courier 10 Pitch'" style:font-pitch="fixed"/>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font-family="'Courier 10 Pitch'" style:font-pitch="fixed" fo:font-size="11pt" style:font-size-asian="14pt" style:font-size-complex="14pt"/>
    </style:style>
    <style:style style:name="T6" style:family="text">
      <style:text-properties fo:font-size="26pt" style:font-size-asian="26pt" style:font-size-complex="26pt"/>
    </style:style>
    <style:style style:name="T7" style:family="text">
      <style:text-properties fo:font-family="'Courier 10 Pitch'" style:font-pitch="fixed" fo:font-size="18pt" style:font-size-asian="24pt" style:font-size-complex="24pt"/>
    </style:style>
    <style:style style:name="T8" style:family="text">
      <style:text-properties fo:font-size="28pt" style:font-size-asian="28pt" style:font-size-complex="28pt"/>
    </style:style>
    <style:style style:name="T9" style:family="text">
      <style:text-properties fo:font-family="'Courier 10 Pitch'" style:font-pitch="fixed" fo:font-size="15pt" style:font-size-asian="20pt" style:font-size-complex="20pt"/>
    </style:style>
    <style:style style:name="T10" style:family="text">
      <style:text-properties fo:font-family="'Courier 10 Pitch'" style:font-pitch="fixed" fo:font-size="16pt" style:font-size-asian="22pt" style:font-size-complex="22pt"/>
    </style:style>
    <style:style style:name="T11" style:family="text">
      <style:text-properties fo:font-family="'Courier 10 Pitch'" style:font-pitch="fixed" fo:font-size="24pt" style:font-size-asian="24pt" style:font-size-complex="24pt"/>
    </style:style>
    <style:style style:name="T12" style:family="text">
      <style:text-properties fo:font-family="'Courier 10 Pitch'" style:font-pitch="fixed"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2 System Administration</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Introduction</text:p>
          </draw:text-box>
        </draw:frame>
        <draw:frame presentation:style-name="ROSMaster1-outline1" draw:layer="layout" svg:width="25.199cm" svg:height="13.86cm" svg:x="1.4cm" svg:y="4.914cm" presentation:class="outline">
          <draw:text-box>
            <text:list text:style-name="L2">
              <text:list-item>
                <text:p>Computers are running 64bit Ubuntu Jaunty</text:p>
              </text:list-item>
              <text:list-item>
                <text:p>There are two computers in the robot as well as a basestation off the robot.</text:p>
              </text:list-item>
              <text:list-item>
                <text:p>Most things that work on Ubuntu should work on the robot without much configuration</text:p>
              </text:list-item>
              <text:list-item>
                <text:p>But, there are some fancy things going on:</text:p>
              </text:list-item>
            </text:list>
            <text:list text:continue-numbering="true" text:style-name="L2">
              <text:list-item>
                <text:list>
                  <text:list-item>
                    <text:p>Slave computer uses unionfs</text:p>
                  </text:list-item>
                  <text:list-item>
                    <text:p>Autofs for home directories</text:p>
                  </text:list-item>
                  <text:list-item>
                    <text:p>Master is routing all traffic via basestation</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C1/C2 Overview</text:p>
          </draw:text-box>
        </draw:frame>
        <draw:frame presentation:style-name="ROSMaster1-outline1" draw:layer="layout" svg:width="25.199cm" svg:height="13.86cm" svg:x="1.4cm" svg:y="4.914cm" presentation:class="outline">
          <draw:text-box>
            <text:list text:style-name="L2">
              <text:list-item>
                <text:p>The computer on the right is the “c1”</text:p>
              </text:list-item>
            </text:list>
            <text:list text:continue-numbering="true" text:style-name="L2">
              <text:list-item>
                <text:list>
                  <text:list-item>
                    <text:p>Hosts the OS for both computers</text:p>
                  </text:list-item>
                  <text:list-item>
                    <text:p>Does all of the routing</text:p>
                  </text:list-item>
                  <text:list-item>
                    <text:p>Controls switching between WAN and Wireless</text:p>
                  </text:list-item>
                  <text:list-item>
                    <text:p>Any configuration happens on the Master</text:p>
                  </text:list-item>
                  <text:list-item>
                    <text:p>Sometimes referred to as “master” or “prX1”</text:p>
                  </text:list-item>
                  <text:list-item>
                    <text:p>Internal disk stores OS (never reformat this unless reinstalling OS)</text:p>
                  </text:list-item>
                  <text:list-item>
                    <text:p>c1:/home available on both machines as /pr/1</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3" draw:layer="layout" svg:width="17.271cm" svg:height="12.573cm" svg:x="2.159cm" svg:y="13.271cm" presentation:class="notes" presentation:placeholder="true">
            <draw:text-box/>
          </draw:frame>
        </presentation:notes>
      </draw:page>
      <draw:page draw:name="page4"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C1/C2 Overview</text:p>
          </draw:text-box>
        </draw:frame>
        <draw:frame presentation:style-name="ROSMaster1-outline1" draw:layer="layout" svg:width="25.199cm" svg:height="13.86cm" svg:x="1.4cm" svg:y="4.914cm" presentation:class="outline">
          <draw:text-box>
            <text:list text:style-name="L2">
              <text:list-item>
                <text:p>The computer on the left is “c2”</text:p>
              </text:list-item>
            </text:list>
            <text:list text:continue-numbering="true" text:style-name="L2">
              <text:list-item>
                <text:list>
                  <text:list-item>
                    <text:p>Mounts the entire file-system from c1:</text:p>
                    <text:list>
                      <text:list-item>
                        <text:p>“/slave” on c1 works as overlay via unionfs-fuse</text:p>
                      </text:list-item>
                    </text:list>
                  </text:list-item>
                  <text:list-item>
                    <text:p>Most of the file-system is read-only:</text:p>
                    <text:list>
                      <text:list-item>
                        <text:p>Exceptions: /var, /tmp, <text:s/>/home</text:p>
                      </text:list-item>
                    </text:list>
                  </text:list-item>
                  <text:list-item>
                    <text:p>Sometimes referred to as “slave” or “prX2”</text:p>
                  </text:list-item>
                  <text:list-item>
                    <text:p>Internal disk stores c2:/home</text:p>
                  </text:list-item>
                  <text:list-item>
                    <text:p>c2:/home available on both machines as /pr/2</text:p>
                  </text:list-item>
                </text:list>
              </text:list-item>
            </text:list>
          </draw:text-box>
        </draw:frame>
        <presentation:notes draw:style-name="dp2">
          <draw:page-thumbnail draw:style-name="gr3"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presentation:user-transformed="true">
          <draw:text-box>
            <text:list text:style-name="L2">
              <text:list-item>
                <text:p>The internal network of the robot is 10.68.0.0/24</text:p>
              </text:list-item>
            </text:list>
            <text:list text:continue-numbering="true" text:style-name="L2">
              <text:list-item>
                <text:list>
                  <text:list-item>
                    <text:p>c1 is: 10.68.0.1</text:p>
                  </text:list-item>
                  <text:list-item>
                    <text:p>c2 is: 10.68.0.2</text:p>
                  </text:list-item>
                  <text:list-item>
                    <text:p>Wifi router is: 10.68.0.5</text:p>
                  </text:list-item>
                  <text:list-item>
                    <text:p>Basestation is: 10.68.0.6 (when plugged into service port)</text:p>
                  </text:list-item>
                  <text:list-item>
                    <text:p>Cradlepoint: 10.68.0.250</text:p>
                  </text:list-item>
                </text:list>
              </text:list-item>
            </text:list>
            <text:list text:continue-numbering="true" text:style-name="L2">
              <text:list-item>
                <text:p>Traffic from the VPN (10.68.X.0/16), is NAT'd to 10.68.0.0/24</text:p>
              </text:list-item>
            </text:list>
          </draw:text-box>
        </draw:frame>
        <presentation:notes draw:style-name="dp2">
          <draw:page-thumbnail draw:style-name="gr3"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presentation:user-transformed="true">
          <draw:text-box>
            <text:list text:style-name="L2">
              <text:list-item>
                <text:p>c1 has 7 network interfaces:</text:p>
              </text:list-item>
            </text:list>
            <text:list text:continue-numbering="true" text:style-name="L2">
              <text:list-item>
                <text:list>
                  <text:list-item>
                    <text:p>ecat0: talks to motor control boards</text:p>
                  </text:list-item>
                  <text:list-item>
                    <text:p>lan0: primary internal interface</text:p>
                  </text:list-item>
                  <text:list-item>
                    <text:p>lan1-3: secondary internal interfaces</text:p>
                  </text:list-item>
                  <text:list-item>
                    <text:p>wan0: goes to WAN port on back of robot</text:p>
                  </text:list-item>
                  <text:list-item>
                    <text:p>tun0: goes to basestation over VPN</text:p>
                    <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presentation:user-transformed="true">
          <draw:text-box>
            <text:list text:style-name="L2">
              <text:list-item>
                <text:p>c2 has 2 network interfaces:</text:p>
              </text:list-item>
            </text:list>
            <text:list text:continue-numbering="true" text:style-name="L2">
              <text:list-item>
                <text:list>
                  <text:list-item>
                    <text:p>lan0: primary internal interface</text:p>
                  </text:list-item>
                  <text:list-item>
                    <text:p>lan1: secondary internal interface</text:p>
                    <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draw:text-box>
            <text:list text:style-name="L2">
              <text:list-item>
                <text:p><text:span text:style-name="T3">Almost all traffic routed through VPN</text:span></text:p>
              </text:list-item>
            </text:list>
            <text:list text:continue-numbering="true" text:style-name="L2">
              <text:list-item>
                <text:list>
                  <text:list-item>
                    <text:p><text:span text:style-name="T4">Done via RPDB, which can be confusing</text:span></text:p>
                  </text:list-item>
                  <text:list-item>
                    <text:p><text:span text:style-name="T4">Internal traffic and the basestation IP get routed via main routing table</text:span></text:p>
                  </text:list-item>
                  <text:list-item>
                    <text:p><text:span text:style-name="T4">All other traffic goes to VPN routing table</text:span></text:p>
                  </text:list-item>
                </text:list>
              </text:list-item>
            </text:list>
            <text:p/>
            <text:p/>
          </draw:text-box>
        </draw:frame>
        <draw:frame draw:style-name="gr4" draw:text-style-name="P5" draw:layer="layout" svg:width="12.123cm" svg:height="5.752cm" svg:x="0.577cm" svg:y="11.928cm">
          <draw:text-box>
            <text:p text:style-name="P4"><text:span text:style-name="T5">$ ip rule</text:span></text:p>
            <text:p text:style-name="P4"><text:span text:style-name="T5">0:</text:span><text:span text:style-name="T5"><text:tab/></text:span><text:span text:style-name="T5"><text:tab/></text:span><text:span text:style-name="T5">from all lookup local </text:span></text:p>
            <text:p text:style-name="P4"><text:span text:style-name="T5">1000:</text:span><text:span text:style-name="T5"><text:tab/></text:span><text:span text:style-name="T5"><text:tab/></text:span><text:span text:style-name="T5">from all to 10.68.0.0/24 lookup main </text:span></text:p>
            <text:p text:style-name="P4"><text:span text:style-name="T5">1000:</text:span><text:span text:style-name="T5"><text:tab/></text:span><text:span text:style-name="T5"><text:tab/></text:span><text:span text:style-name="T5">from all to 10.69.0.0/24 lookup main </text:span></text:p>
            <text:p text:style-name="P4"><text:span text:style-name="T5">1001:</text:span><text:span text:style-name="T5"><text:tab/></text:span><text:span text:style-name="T5"><text:tab/></text:span><text:span text:style-name="T5">from all to 10.0.0.221 lookup main </text:span></text:p>
            <text:p text:style-name="P4"><text:span text:style-name="T5">1002:</text:span><text:span text:style-name="T5"><text:tab/></text:span><text:span text:style-name="T5"><text:tab/></text:span><text:span text:style-name="T5">from all to 10.68.10.0/24 lookup main </text:span></text:p>
            <text:p text:style-name="P4"><text:span text:style-name="T5">2000:</text:span><text:span text:style-name="T5"><text:tab/></text:span><text:span text:style-name="T5"><text:tab/></text:span><text:span text:style-name="T5">from all lookup vpn </text:span></text:p>
            <text:p text:style-name="P4"><text:span text:style-name="T5">3000:</text:span><text:span text:style-name="T5"><text:tab/></text:span><text:span text:style-name="T5"><text:tab/></text:span><text:span text:style-name="T5">from all blackhole</text:span></text:p>
            <text:p text:style-name="P4"><text:span text:style-name="T5">32766:</text:span><text:span text:style-name="T5"><text:tab/></text:span><text:span text:style-name="T5">from all lookup main </text:span></text:p>
            <text:p text:style-name="P4"><text:span text:style-name="T5">32767:</text:span><text:span text:style-name="T5"><text:tab/></text:span><text:span text:style-name="T5">from all lookup default </text:span></text:p>
          </draw:text-box>
        </draw:frame>
        <draw:frame draw:style-name="gr5" draw:text-style-name="P5" draw:layer="layout" svg:width="15.289cm" svg:height="4.102cm" svg:x="12.651cm" svg:y="11.773cm">
          <draw:text-box>
            <text:p text:style-name="P4"><text:span text:style-name="T5">$ ip route list table main</text:span></text:p>
            <text:p text:style-name="P4"><text:span text:style-name="T5">10.68.10.6 dev tun0 <text:s/>proto kernel <text:s/>scope link <text:s/>src 10.68.10.1 </text:span></text:p>
            <text:p text:style-name="P4"><text:span text:style-name="T5">10.68.0.0/24 dev lan0 <text:s/>proto kernel <text:s/>scope link <text:s/>src 10.68.0.1 </text:span></text:p>
            <text:p text:style-name="P4"><text:span text:style-name="T5">10.68.255.0/24 via 10.68.10.6 dev tun0 <text:s/>metric 1000 </text:span></text:p>
            <text:p text:style-name="P4"><text:span text:style-name="T5">10.69.0.0/24 dev lan1 <text:s/>proto kernel <text:s/>scope link <text:s/>src 10.69.0.11 </text:span></text:p>
            <text:p text:style-name="P4"><text:span text:style-name="T5">10.0.0.0/22 dev wan0 <text:s/>proto kernel <text:s/>scope link <text:s/>src 10.0.1.30 </text:span></text:p>
            <text:p text:style-name="P4"><text:span text:style-name="T5">default via 10.68.0.5 dev lan0 <text:s/>metric 4</text:span></text:p>
          </draw:text-box>
        </draw:frame>
        <draw:frame draw:style-name="gr6" draw:text-style-name="P5" draw:layer="layout" svg:width="11.297cm" svg:height="1.352cm" svg:x="12.833cm" svg:y="16.428cm">
          <draw:text-box>
            <text:p text:style-name="P4"><text:span text:style-name="T5">$ ip route list table vpn</text:span></text:p>
            <text:p text:style-name="P4"><text:span text:style-name="T5">default via 10.68.10.6 dev tun0 <text:s/>metric 1</text:span></text:p>
          </draw:text-box>
        </draw:frame>
        <presentation:notes draw:style-name="dp2">
          <draw:page-thumbnail draw:style-name="gr3"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Creating User Accounts</text:p>
          </draw:text-box>
        </draw:frame>
        <draw:frame presentation:style-name="ROSMaster1-outline1" draw:layer="layout" svg:width="25.199cm" svg:height="13.86cm" svg:x="1.4cm" svg:y="4.914cm" presentation:class="outline" presentation:user-transformed="true">
          <draw:text-box>
            <text:list text:style-name="L2">
              <text:list-item>
                <text:p><text:span text:style-name="T6">The default account on the robot is: “pr2admin”</text:span></text:p>
              </text:list-item>
              <text:list-item>
                <text:p><text:span text:style-name="T6">New accounts are created with the “adduser” command</text:span></text:p>
                <text:p/>
              </text:list-item>
              <text:list-item>
                <text:p><text:span text:style-name="T6"><text:s/></text:span><text:span text:style-name="T6">Users that need root access get added to “admin” group</text:span></text:p>
                <text:p><text:span text:style-name="T6"/></text:p>
              </text:list-item>
              <text:list-item>
                <text:p><text:span text:style-name="T6">Users that need to install software get added to the “apt” group</text:span></text:p>
                <text:p/>
              </text:list-item>
              <text:list-item>
                <text:p><text:span text:style-name="T6">Users that need to modify ROS settings, robot calibration, etc. get added to the “rosadmin” group</text:span></text:p>
                <text:p/>
              </text:list-item>
            </text:list>
          </draw:text-box>
        </draw:frame>
        <draw:frame draw:style-name="gr7" draw:text-style-name="P5" draw:layer="layout" svg:width="10.795cm" svg:height="1.725cm" svg:x="1.905cm" svg:y="7.8cm">
          <draw:text-box>
            <text:p text:style-name="P4"><text:span text:style-name="T7">$ sudo adduser leibs</text:span></text:p>
            <text:p text:style-name="P4"><text:span text:style-name="T7"/></text:p>
          </draw:text-box>
        </draw:frame>
        <draw:frame draw:style-name="gr8" draw:text-style-name="P5" draw:layer="layout" svg:width="10.789cm" svg:height="1.27cm" svg:x="1.911cm" svg:y="10.595cm">
          <draw:text-box>
            <text:p text:style-name="P4"><text:span text:style-name="T7">$ usermod -a -G admin leibs</text:span></text:p>
          </draw:text-box>
        </draw:frame>
        <draw:frame draw:style-name="gr8" draw:text-style-name="P5" draw:layer="layout" svg:width="10.789cm" svg:height="1.27cm" svg:x="1.911cm" svg:y="13.67cm">
          <draw:text-box>
            <text:p text:style-name="P4"><text:span text:style-name="T7">$ usermod -a -G apt watts</text:span></text:p>
          </draw:text-box>
        </draw:frame>
        <draw:frame draw:style-name="gr8" draw:text-style-name="P5" draw:layer="layout" svg:width="13.97cm" svg:height="1.27cm" svg:x="1.905cm" svg:y="17.345cm">
          <draw:text-box>
            <text:p text:style-name="P4"><text:span text:style-name="T7">$ usermod -a -G rosadmin vpradeep</text:span></text:p>
          </draw:text-box>
        </draw:frame>
        <presentation:notes draw:style-name="dp2">
          <draw:page-thumbnail draw:style-name="gr3"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Creating User Accounts</text:p>
          </draw:text-box>
        </draw:frame>
        <draw:frame presentation:style-name="ROSMaster1-outline1" draw:layer="layout" svg:width="25.199cm" svg:height="13.86cm" svg:x="1.4cm" svg:y="4.914cm" presentation:class="outline">
          <draw:text-box>
            <text:list text:style-name="L2">
              <text:list-item>
                <text:p><text:span text:style-name="T8">User home directories are listed as “/u/name”</text:span></text:p>
              </text:list-item>
              <text:list-item>
                <text:p><text:span text:style-name="T8">“</text:span><text:span text:style-name="T8">/u” actually contains symlinks to /pr/1 or /pr/2</text:span></text:p>
                <text:p><text:span text:style-name="T8"/></text:p>
                <text:p><text:span text:style-name="T8"/></text:p>
              </text:list-item>
              <text:list-item>
                <text:p><text:span text:style-name="T8">A user directory can be moved to c2 by moving the directory and changing the symlink:</text:span></text:p>
              </text:list-item>
            </text:list>
          </draw:text-box>
        </draw:frame>
        <draw:frame draw:style-name="gr9" draw:text-style-name="P5" draw:layer="layout" svg:width="23.913cm" svg:height="3.552cm" svg:x="2.122cm" svg:y="7.878cm">
          <draw:text-box>
            <text:p text:style-name="P4"><text:span text:style-name="T9">$ ls -lh /u</text:span></text:p>
            <text:p text:style-name="P4"><text:span text:style-name="T9">total 4.0K</text:span></text:p>
            <text:p text:style-name="P4"><text:span text:style-name="T9">lrwxrwxrwx 1 root root 11 2010-03-16 17:57 leibs -&gt; /pr/1/leibs</text:span></text:p>
            <text:p text:style-name="P4"><text:span text:style-name="T9">lrwxrwxrwx 1 root root 14 2010-03-16 18:07 pr2admin -&gt; /pr/1/pr2admin</text:span></text:p>
            <text:p text:style-name="P4"><text:span text:style-name="T9">lrwxrwxrwx 1 root root <text:s/>9 2010-03-16 18:04 ros -&gt; /pr/1/ros</text:span></text:p>
          </draw:text-box>
        </draw:frame>
        <draw:frame draw:style-name="gr10" draw:text-style-name="P5" draw:layer="layout" svg:width="15.239cm" svg:height="2.219cm" svg:x="3.175cm" svg:y="14.291cm">
          <draw:text-box>
            <text:p text:style-name="P4"><text:span text:style-name="T10">$ sudo mv /pr/1/leibs /pr/2/leibs</text:span></text:p>
            <text:p text:style-name="P4"><text:span text:style-name="T10">$ sudo rm /u/leibs</text:span></text:p>
            <text:p text:style-name="P4"><text:span text:style-name="T10">$ sudo ln -sf /pr/2/leibs /u/leibs</text:span></text:p>
          </draw:text-box>
        </draw:frame>
        <presentation:notes draw:style-name="dp2">
          <draw:page-thumbnail draw:style-name="gr3"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Creating User Accounts</text:p>
          </draw:text-box>
        </draw:frame>
        <draw:frame presentation:style-name="ROSMaster1-outline1" draw:layer="layout" svg:width="25.199cm" svg:height="13.86cm" svg:x="1.4cm" svg:y="4.914cm" presentation:class="outline">
          <draw:text-box>
            <text:list text:style-name="L2">
              <text:list-item>
                <text:p>New users will be prompted to generate their ssh-keys the first time they log in.</text:p>
              </text:list-item>
              <text:list-item>
                <text:p>The default .bashrc will source /etc/ros/setup.bash</text:p>
              </text:list-item>
            </text:list>
            <text:list text:continue-numbering="true" text:style-name="L2">
              <text:list-item>
                <text:list>
                  <text:list-item>
                    <text:p>This makes the system-install immediately available to new users</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presentation:user-transformed="true">
          <draw:text-box>
            <text:p>Installing/Upgrading Software</text:p>
          </draw:text-box>
        </draw:frame>
        <draw:frame presentation:style-name="ROSMaster1-outline1" draw:layer="layout" svg:width="25.199cm" svg:height="13.86cm" svg:x="1.4cm" svg:y="4.914cm" presentation:class="outline" presentation:user-transformed="true">
          <draw:text-box>
            <text:list text:style-name="L2">
              <text:list-item>
                <text:p>The main package installed on top of the stock Ubuntu Installation is called: <text:s/>“pr2-environment”</text:p>
              </text:list-item>
            </text:list>
            <text:list text:continue-numbering="true" text:style-name="L2">
              <text:list-item>
                <text:list>
                  <text:list-item>
                    <text:p>This package depends on many other “pr2-” packages which configure the robot appropriately.</text:p>
                  </text:list-item>
                  <text:list-item>
                    <text:p>All of these debs are stored in the the deb repository:<text:line-break/><text:span text:style-name="T11">http://code.ros.org/packages/pr2/ubuntu jaunty main</text:span></text:p>
                  </text:list-item>
                </text:list>
              </text:list-item>
            </text:list>
            <text:list text:continue-numbering="true" text:style-name="L2">
              <text:list-item>
                <text:p>The package “pr2-core” has a dependency on the ROS deb:<text:line-break/>ros-boxturtle-pr2all</text:p>
              </text:list-item>
              <text:list-item>
                <text:p>When upgrading software, often times it pulls in new dependencies. <text:s/>Ubuntu will hold these packages back by default unless you do a “dist-upgrade”</text:p>
                <text:p/>
                <text:p/>
                <text:p><text:s text:c="3"/></text:p>
              </text:list-item>
            </text:list>
          </draw:text-box>
        </draw:frame>
        <draw:frame draw:style-name="gr10" draw:text-style-name="P5" draw:layer="layout" svg:width="15.239cm" svg:height="1.563cm" svg:x="2.541cm" svg:y="14.605cm">
          <draw:text-box>
            <text:p text:style-name="P4"><text:span text:style-name="T10">$ sudo apt-get update</text:span></text:p>
            <text:p text:style-name="P4"><text:span text:style-name="T10">$ sudo apt-get dist-upgrade</text:span></text:p>
          </draw:text-box>
        </draw:frame>
        <presentation:notes draw:style-name="dp2">
          <draw:page-thumbnail draw:style-name="gr3"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Useful admin commands</text:p>
          </draw:text-box>
        </draw:frame>
        <draw:frame presentation:style-name="ROSMaster1-outline1" draw:layer="layout" svg:width="25.199cm" svg:height="13.86cm" svg:x="1.4cm" svg:y="4.914cm" presentation:class="outline">
          <draw:text-box>
            <text:list text:style-name="L2">
              <text:list-item>
                <text:p>pr2-systemcheck</text:p>
              </text:list-item>
            </text:list>
            <text:list text:continue-numbering="true" text:style-name="L2">
              <text:list-item>
                <text:list>
                  <text:list-item>
                    <text:p>Runs a full set of tests across c1 and c2 which verify the system is setup and functioning</text:p>
                  </text:list-item>
                  <text:list-item>
                    <text:p>This should be the first test if the computers do not appear to be working correctly</text:p>
                  </text:list-item>
                </text:list>
              </text:list-item>
            </text:list>
            <text:list text:continue-numbering="true" text:style-name="L2">
              <text:list-item>
                <text:p>pr2-shutdown</text:p>
              </text:list-item>
            </text:list>
            <text:list text:continue-numbering="true" text:style-name="L2">
              <text:list-item>
                <text:list>
                  <text:list-item>
                    <text:p>This command can be used to shutdown both computers.</text:p>
                  </text:list-item>
                </text:list>
              </text:list-item>
            </text:list>
          </draw:text-box>
        </draw:frame>
        <draw:frame draw:style-name="gr10" draw:text-style-name="P5" draw:layer="layout" svg:width="15.239cm" svg:height="2.219cm" svg:x="3.176cm" svg:y="16.218cm">
          <draw:text-box>
            <text:p text:style-name="P4"><text:span text:style-name="T10">$ sudo pr2-shutdown</text:span></text:p>
            <text:p text:style-name="P4"><text:span text:style-name="T10">$ sudo pr2-shutdown --reboot</text:span></text:p>
            <text:p text:style-name="P4"><text:span text:style-name="T10">$ sudo pr2-shutdown --reboot --netboot</text:span></text:p>
          </draw:text-box>
        </draw:frame>
        <presentation:notes draw:style-name="dp2">
          <draw:page-thumbnail draw:style-name="gr3"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Useful admin commands</text:p>
          </draw:text-box>
        </draw:frame>
        <draw:frame presentation:style-name="ROSMaster1-outline1" draw:layer="layout" svg:width="25.199cm" svg:height="13.86cm" svg:x="1.4cm" svg:y="4.914cm" presentation:class="outline" presentation:user-transformed="true">
          <draw:text-box>
            <text:list text:style-name="L2">
              <text:list-item>
                <text:p>pr2-brand</text:p>
              </text:list-item>
            </text:list>
            <text:list text:continue-numbering="true" text:style-name="L2">
              <text:list-item>
                <text:list>
                  <text:list-item>
                    <text:p>This changes the name of the robot and pairs it with a basestation. <text:s/>This does not usually need to be run by hand since it gets called by robot-setup on the basestation</text:p>
                    <text:p/>
                  </text:list-item>
                </text:list>
              </text:list-item>
            </text:list>
            <text:list text:continue-numbering="true" text:style-name="L2">
              <text:list-item>
                <text:p>formatdisk</text:p>
              </text:list-item>
            </text:list>
            <text:list text:continue-numbering="true" text:style-name="L2">
              <text:list-item>
                <text:list>
                  <text:list-item>
                    <text:p>Partitions and formats a disk on the robot.</text:p>
                  </text:list-item>
                </text:list>
              </text:list-item>
            </text:list>
          </draw:text-box>
        </draw:frame>
        <draw:frame draw:style-name="gr10" draw:text-style-name="P5" draw:layer="layout" svg:width="15.239cm" svg:height="1.563cm" svg:x="3.175cm" svg:y="16.217cm">
          <draw:text-box>
            <text:p text:style-name="P4"><text:span text:style-name="T10">$ sudo formatdisk /dev/removable</text:span></text:p>
            <text:p text:style-name="P4"><text:span text:style-name="T10">$ sudo formatdisk /dev/sda</text:span></text:p>
          </draw:text-box>
        </draw:frame>
        <draw:frame draw:style-name="gr10" draw:text-style-name="P5" draw:layer="layout" svg:width="19.049cm" svg:height="0.907cm" svg:x="3.176cm" svg:y="11.43cm">
          <draw:text-box>
            <text:p text:style-name="P4"><text:span text:style-name="T10">$ sudo pr2-brand robotname c1name c2name 192.168.1.100</text:span></text:p>
          </draw:text-box>
        </draw:frame>
        <presentation:notes draw:style-name="dp2">
          <draw:page-thumbnail draw:style-name="gr3"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Removable Drives</text:p>
          </draw:text-box>
        </draw:frame>
        <draw:frame presentation:style-name="ROSMaster1-outline1" draw:layer="layout" svg:width="25.199cm" svg:height="13.86cm" svg:x="1.4cm" svg:y="4.914cm" presentation:class="outline">
          <draw:text-box>
            <text:list text:style-name="L2">
              <text:list-item>
                <text:p>The robots come with 2 removable drives </text:p>
              </text:list-item>
              <text:list-item>
                <text:p>Disks plugged into these will show up as:<text:line-break/>/dev/removable</text:p>
              </text:list-item>
              <text:list-item>
                <text:p>If the drive is not formatted yet, use “formatdisk” to do so.</text:p>
              </text:list-item>
              <text:list-item>
                <text:p>fstab is set up to mount /dev/removable1 at /removable, so users just need to run:</text:p>
              </text:list-item>
            </text:list>
          </draw:text-box>
        </draw:frame>
        <draw:frame draw:style-name="gr10" draw:text-style-name="P5" draw:layer="layout" svg:width="15.239cm" svg:height="1.153cm" svg:x="2.54cm" svg:y="15.992cm">
          <draw:text-box>
            <text:p text:style-name="P4"><text:span text:style-name="T12">$ mount /removable</text:span></text:p>
          </draw:text-box>
        </draw:frame>
        <presentation:notes draw:style-name="dp2">
          <draw:page-thumbnail draw:style-name="gr3"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Connecting directly to the robot</text:p>
          </draw:text-box>
        </draw:frame>
        <draw:frame presentation:style-name="ROSMaster1-outline1" draw:layer="layout" svg:width="25.199cm" svg:height="13.86cm" svg:x="1.4cm" svg:y="4.914cm" presentation:class="outline">
          <draw:text-box>
            <text:list text:style-name="L2">
              <text:list-item>
                <text:p>When performing administrative tasks, it is sometimes helpful to connect directly to the robot</text:p>
              </text:list-item>
              <text:list-item>
                <text:p>Simply plug a laptop into the robot Service Port (the bottom port)</text:p>
              </text:list-item>
              <text:list-item>
                <text:p>If the computers are up, c1 will assign you an IP address by DHCP</text:p>
              </text:list-item>
            </text:list>
            <text:list text:continue-numbering="true" text:style-name="L2">
              <text:list-item>
                <text:list>
                  <text:list-item>
                    <text:p>Alternatively, it should be safe to manually assign your laptop the address 10.68.0.99</text:p>
                  </text:list-item>
                </text:list>
              </text:list-item>
            </text:list>
            <text:list text:continue-numbering="true" text:style-name="L2">
              <text:list-item>
                <text:p>You can now talk directly to c1 and c2 at the addresses 10.68.0.1 and 10.68.0.2</text:p>
              </text:list-item>
            </text:list>
          </draw:text-box>
        </draw:frame>
        <presentation:notes draw:style-name="dp2">
          <draw:page-thumbnail draw:style-name="gr3"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presentation:user-transformed="true">
          <draw:text-box>
            <text:p>Wireless</text:p>
          </draw:text-box>
        </draw:frame>
        <draw:frame presentation:style-name="ROSMaster1-outline1" draw:layer="layout" svg:width="25.199cm" svg:height="13.86cm" svg:x="1.4cm" svg:y="4.914cm" presentation:class="outline" presentation:user-transformed="true">
          <draw:text-box>
            <text:list text:style-name="L2">
              <text:list-item>
                <text:p><text:span text:style-name="T3">The PR2 comes with a linksys wrt610n router</text:span></text:p>
              </text:list-item>
            </text:list>
            <text:list text:continue-numbering="true" text:style-name="L2">
              <text:list-item>
                <text:list>
                  <text:list-item>
                    <text:p><text:span text:style-name="T4">It uses this router to connect up to your building wireless</text:span></text:p>
                  </text:list-item>
                </text:list>
              </text:list-item>
            </text:list>
            <text:list text:continue-numbering="true" text:style-name="L2">
              <text:list-item>
                <text:p><text:span text:style-name="T3">To configure it, connect to the service port and point a web-browser to: 10.68.0.5</text:span></text:p>
              </text:list-item>
            </text:list>
            <text:list text:continue-numbering="true" text:style-name="L2">
              <text:list-item>
                <text:list>
                  <text:list-item>
                    <text:p><text:span text:style-name="T4">The default login is root/willow</text:span></text:p>
                  </text:list-item>
                </text:list>
              </text:list-item>
            </text:list>
            <text:list text:continue-numbering="true" text:style-name="L2">
              <text:list-item>
                <text:p><text:span text:style-name="T3"><text:s/></text:span><text:span text:style-name="T3">You will want to configure one of the 2 radios to connect up to the appropriate ESSID for your network</text:span></text:p>
              </text:list-item>
            </text:list>
          </draw:text-box>
        </draw:frame>
        <presentation:notes draw:style-name="dp2">
          <draw:page-thumbnail draw:style-name="gr3"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presentation:user-transformed="true">
          <draw:text-box>
            <text:p>Cradlepoint</text:p>
          </draw:text-box>
        </draw:frame>
        <draw:frame presentation:style-name="ROSMaster1-outline1" draw:layer="layout" svg:width="25.199cm" svg:height="13.86cm" svg:x="1.4cm" svg:y="4.914cm" presentation:class="outline" presentation:user-transformed="true">
          <draw:text-box>
            <text:list text:style-name="L2">
              <text:list-item>
                <text:p>The robot also comes with it's own WAP</text:p>
              </text:list-item>
              <text:list-item>
                <text:p>To configure it, connect to the service port and point a web-browser to: 10.68.0.250</text:p>
              </text:list-item>
            </text:list>
            <text:list text:continue-numbering="true" text:style-name="L2">
              <text:list-item>
                <text:list>
                  <text:list-item>
                    <text:p>The default login is root/willow</text:p>
                  </text:list-item>
                  <text:list-item>
                    <text:p>Specify the ESSID and security settings </text:p>
                  </text:list-item>
                </text:list>
              </text:list-item>
            </text:list>
            <text:list text:continue-numbering="true" text:style-name="L2">
              <text:list-item>
                <text:p><text:s/>Once it is configured you should be able to connect directly to the robot.</text:p>
              </text:list-item>
              <text:list-item>
                <text:p>This puts you on the same network as if you had plugged into the service port directly</text:p>
              </text:list-item>
              <text:list-item>
                <text:p>Be careful providing access to this WAP, since c1 tunnels traffic from the local network all the way back through the VPN tunnel and effectively onto the same network as the basestation</text:p>
              </text:list-item>
            </text:list>
          </draw:text-box>
        </draw:frame>
        <presentation:notes draw:style-name="dp2">
          <draw:page-thumbnail draw:style-name="gr3"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Where To Get More Help</text:p>
          </draw:text-box>
        </draw:frame>
        <draw:frame presentation:style-name="ROSMaster1-outline1" draw:layer="layout" svg:width="25.199cm" svg:height="13.86cm" svg:x="1.4cm" svg:y="4.914cm" presentation:class="outline">
          <draw:text-box>
            <text:list text:style-name="L2">
              <text:list-item>
                <text:p><text:span text:style-name="T8">Everything covered here should be mentioned in the PR2 Manual</text:span></text:p>
              </text:list-item>
              <text:list-item>
                <text:p><text:span text:style-name="T8">The PR2-documentation website contains additional FAQ information</text:span></text:p>
              </text:list-item>
              <text:list-item>
                <text:p><text:span text:style-name="T8">Mailing list:</text:span></text:p>
              </text:list-item>
            </text:list>
            <text:list text:continue-numbering="true" text:style-name="L2">
              <text:list-item>
                <text:list>
                  <text:list-item>
                    <text:p><text:span text:style-name="T8">pr2-admin@lists.willowgarage.com</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actice</text:span></text:p>
          </draw:text-box>
        </draw:frame>
        <presentation:notes draw:style-name="dp2">
          <draw:page-thumbnail draw:style-name="gr3" draw:layer="layout" svg:width="13.968cm" svg:height="10.476cm" svg:x="3.81cm" svg:y="2.123cm" draw:page-number="20" presentation:class="page"/>
          <draw:frame presentation:style-name="pr1" draw:layer="layout" svg:width="17.271cm" svg:height="12.573cm" svg:x="2.159cm" svg:y="13.271cm" presentation:class="notes" presentation:placeholder="true">
            <draw:text-box/>
          </draw:frame>
        </presentation:notes>
      </draw:page>
      <draw:page draw:name="page21" draw:style-name="dp1" draw:master-page-name="ROSMaster2"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Set up your robot</text:p>
          </draw:text-box>
        </draw:frame>
        <draw:frame presentation:style-name="pr7" draw:layer="layout" svg:width="25.199cm" svg:height="13.86cm" svg:x="1.4cm" svg:y="4.914cm" presentation:class="outline" presentation:user-transformed="true">
          <draw:text-box>
            <text:list text:style-name="L2">
              <text:list-item>
                <text:p>Login to the pr2admin account</text:p>
              </text:list-item>
              <text:list-item>
                <text:p>Create a new user</text:p>
              </text:list-item>
              <text:list-item>
                <text:p>Create a new admin user</text:p>
              </text:list-item>
              <text:list-item>
                <text:p>Update the robot software</text:p>
              </text:list-item>
              <text:list-item>
                <text:p>Format the disk on c2</text:p>
              </text:list-item>
              <text:list-item>
                <text:p>Move one of the users home directories</text:p>
              </text:list-item>
              <text:list-item>
                <text:p>Set up the cradlepoint with a new ESSID</text:p>
              </text:list-item>
              <text:list-item>
                <text:p>Run pr2-systemcheck</text:p>
              </text:list-item>
              <text:list-item>
                <text:p>Reboot the robot</text:p>
              </text:list-item>
            </text:list>
          </draw:text-box>
        </draw:frame>
        <presentation:notes draw:style-name="dp2">
          <draw:page-thumbnail draw:style-name="gr3" draw:layer="layout" svg:width="13.968cm" svg:height="10.476cm" svg:x="3.81cm" svg:y="2.123cm" draw:page-number="21" presentation:class="page"/>
          <draw:frame presentation:style-name="pr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SMaster1-outline1" style:family="presentation">
      <style:graphic-properties draw:stroke="none" draw:fill="none" draw:auto-grow-height="false" draw:fit-to-size="shrink-to-fit"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SMaster2-outline1" style:family="presentation">
      <style:graphic-properties draw:stroke="none" draw:fill="none" draw:auto-grow-height="false" draw:fit-to-size="shrink-to-fit">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utorialtemplate-outline1" style:family="presentation">
      <style:graphic-properties draw:stroke="none" draw:fill="none" draw:auto-grow-height="false" draw:fit-to-size="shrink-to-fit">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office:forms form:automatic-focus="false" form:apply-design-mode="false"/>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3.262cm" svg:height="0.831cm" svg:x="24.497cm" svg:y="19.939cm">
        <draw:text-box>
          <text:p><text:span text:style-name="MT2"><text:page-number>&lt;number&gt;</text:page-number></text:span></text:p>
        </draw:text-box>
      </draw:frame>
      <draw:frame draw:style-name="Mgr5" draw:text-style-name="MP5" draw:layer="backgroundobjects" svg:width="12.101cm" svg:height="0.831cm" svg:x="14.569cm" svg:y="19.947cm">
        <draw:text-box>
          <text:p><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3.262cm" svg:height="0.831cm" svg:x="24.497cm" svg:y="19.94cm">
        <draw:text-box>
          <text:p><text:span text:style-name="MT2"><text:page-number>&lt;number&gt;</text:page-number></text:span></text:p>
        </draw:text-box>
      </draw:frame>
      <draw:frame draw:style-name="Mgr5" draw:text-style-name="MP5" draw:layer="backgroundobjects" svg:width="12.101cm" svg:height="0.831cm" svg:x="14.569cm" svg:y="19.948cm">
        <draw:text-box>
          <text:p><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3-16T09:08:13</meta:creation-date>
    <meta:editing-duration>PT14H22M30S</meta:editing-duration>
    <meta:editing-cycles>39</meta:editing-cycles>
    <meta:generator>OpenOffice.org/3.1$Unix OpenOffice.org_project/310m19$Build-9420</meta:generator>
    <meta:initial-creator>Jeremy Leibs</meta:initial-creator>
    <dc:date>2010-04-29T15:31:39</dc:date>
    <dc:creator>Jeremy Leibs</dc:creator>
    <meta:document-statistic meta:object-count="147"/>
    <meta:template xlink:type="simple" xlink:actuate="onRequest" xlink:title="tutorialtemplate" xlink:href="../tutorialtemplate.otp" meta:date="2010-03-16T09:08:13"/>
  </office:meta>
</office:document-meta>
</file>